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50000027140770C326317E3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d2c" officeooo:paragraph-rsid="00123d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-</text:p>
      <text:p text:style-name="P1"/>
      <text:p text:style-name="P1"><draw:frame draw:style-name="fr1" draw:name="Image1" text:anchor-type="char" svg:width="6.9252in" svg:height="2.5929in" draw:z-index="0"><draw:image xlink:href="Pictures/10000001000006850000027140770C326317E3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1:44:02.748416553</meta:creation-date>
    <dc:date>2023-03-31T21:49:39.949801684</dc:date>
    <meta:editing-duration>PT5M47S</meta:editing-duration>
    <meta:editing-cycles>1</meta:editing-cycles>
    <meta:document-statistic meta:table-count="0" meta:image-count="1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